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Email</text:p>
          </table:table-cell>
          <table:table-cell office:value-type="string">
            <text:p>Examen:Evaluación Sesión #1 (Real)</text:p>
          </table:table-cell>
          <table:table-cell office:value-type="string">
            <text:p>Examen:Evaluación Sesión #2 (Real)</text:p>
          </table:table-cell>
          <table:table-cell office:value-type="string">
            <text:p>Examen:Evaluación Sesión #3 (Real)</text:p>
          </table:table-cell>
          <table:table-cell office:value-type="string">
            <text:p>Examen:Evaluación Sesión #4 (Real)</text:p>
          </table:table-cell>
          <table:table-cell office:value-type="string">
            <text:p>Examen:Evaluación Sesión #5 (Real)</text:p>
          </table:table-cell>
          <table:table-cell office:value-type="string">
            <text:p>Examen:Evaluación Final (Real)</text:p>
          </table:table-cell>
          <table:table-cell office:value-type="string">
            <text:p>Total del curso (Real)</text:p>
          </table:table-cell>
          <table:table-cell office:value-type="string">
            <text:p>Último descargado desde este curso</text:p>
          </table:table-cell>
        </table:table-row>
        <table:table-row>
          <table:table-cell office:value-type="string">
            <text:p>CRISTOPHER ROLANDO</text:p>
          </table:table-cell>
          <table:table-cell office:value-type="string">
            <text:p>ARREAGA MOLINA</text:p>
          </table:table-cell>
          <table:table-cell office:value-type="string">
            <text:p>20710631201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istopherarreagamolina@gmail.com</text:p>
          </table:table-cell>
          <table:table-cell office:value-type="float" office:value="10.00">
            <text:p>10.00</text:p>
          </table:table-cell>
          <table:table-cell office:value-type="float" office:value="14.00">
            <text:p>14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5.00">
            <text:p>15.00</text:p>
          </table:table-cell>
          <table:table-cell office:value-type="float" office:value="38.00">
            <text:p>38.00</text:p>
          </table:table-cell>
          <table:table-cell office:value-type="float" office:value="97.00">
            <text:p>97.00</text:p>
          </table:table-cell>
          <table:table-cell office:value-type="string">
            <text:p>1718221450</text:p>
          </table:table-cell>
        </table:table-row>
        <table:table-row>
          <table:table-cell office:value-type="string">
            <text:p>WILLIAM FERNANDO</text:p>
          </table:table-cell>
          <table:table-cell office:value-type="string">
            <text:p>ARRIAGA ARGUETA</text:p>
          </table:table-cell>
          <table:table-cell office:value-type="string">
            <text:p>37969208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guetaw912@gmail.com</text:p>
          </table:table-cell>
          <table:table-cell office:value-type="float" office:value="9.00">
            <text:p>9.00</text:p>
          </table:table-cell>
          <table:table-cell office:value-type="float" office:value="13.00">
            <text:p>13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3.75">
            <text:p>13.75</text:p>
          </table:table-cell>
          <table:table-cell office:value-type="float" office:value="39.00">
            <text:p>39.00</text:p>
          </table:table-cell>
          <table:table-cell office:value-type="float" office:value="93.75">
            <text:p>93.75</text:p>
          </table:table-cell>
          <table:table-cell office:value-type="string">
            <text:p>1718221450</text:p>
          </table:table-cell>
        </table:table-row>
        <table:table-row>
          <table:table-cell office:value-type="string">
            <text:p>XAVIER ANDRÃ©S</text:p>
          </table:table-cell>
          <table:table-cell office:value-type="string">
            <text:p>AYALA ALTAN</text:p>
          </table:table-cell>
          <table:table-cell office:value-type="string">
            <text:p>36538368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xavi.ayala.206@gmail.com</text:p>
          </table:table-cell>
          <table:table-cell office:value-type="float" office:value="9.00">
            <text:p>9.00</text:p>
          </table:table-cell>
          <table:table-cell office:value-type="float" office:value="14.00">
            <text:p>14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2.50">
            <text:p>12.50</text:p>
          </table:table-cell>
          <table:table-cell office:value-type="float" office:value="37.00">
            <text:p>37.00</text:p>
          </table:table-cell>
          <table:table-cell office:value-type="float" office:value="92.50">
            <text:p>92.50</text:p>
          </table:table-cell>
          <table:table-cell office:value-type="string">
            <text:p>1718221450</text:p>
          </table:table-cell>
        </table:table-row>
        <table:table-row>
          <table:table-cell office:value-type="string">
            <text:p>JUAN MANUEL</text:p>
          </table:table-cell>
          <table:table-cell office:value-type="string">
            <text:p>CUCHES GALICIA</text:p>
          </table:table-cell>
          <table:table-cell office:value-type="string">
            <text:p>36204304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chesjuan@gmail.com</text:p>
          </table:table-cell>
          <table:table-cell office:value-type="float" office:value="5.00">
            <text:p>5.00</text:p>
          </table:table-cell>
          <table:table-cell office:value-type="float" office:value="15.00">
            <text:p>15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3.75">
            <text:p>13.75</text:p>
          </table:table-cell>
          <table:table-cell office:value-type="float" office:value="40.00">
            <text:p>40.00</text:p>
          </table:table-cell>
          <table:table-cell office:value-type="float" office:value="92.75">
            <text:p>92.75</text:p>
          </table:table-cell>
          <table:table-cell office:value-type="string">
            <text:p>1718221450</text:p>
          </table:table-cell>
        </table:table-row>
        <table:table-row>
          <table:table-cell office:value-type="string">
            <text:p>JEFFRY JOSUÉ</text:p>
          </table:table-cell>
          <table:table-cell office:value-type="string">
            <text:p>GODÍNEZ ECHEVERRÍA</text:p>
          </table:table-cell>
          <table:table-cell office:value-type="string">
            <text:p>37194974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effrygodinez616@gmail.com</text:p>
          </table:table-cell>
          <table:table-cell office:value-type="float" office:value="9.00">
            <text:p>9.00</text:p>
          </table:table-cell>
          <table:table-cell office:value-type="float" office:value="14.00">
            <text:p>14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39.00">
            <text:p>39.00</text:p>
          </table:table-cell>
          <table:table-cell office:value-type="float" office:value="88.00">
            <text:p>88.00</text:p>
          </table:table-cell>
          <table:table-cell office:value-type="string">
            <text:p>1718221450</text:p>
          </table:table-cell>
        </table:table-row>
        <table:table-row>
          <table:table-cell office:value-type="string">
            <text:p>JEIMY MARIANA</text:p>
          </table:table-cell>
          <table:table-cell office:value-type="string">
            <text:p>GONZÃ¡LEZ LÃ³PEZ</text:p>
          </table:table-cell>
          <table:table-cell office:value-type="string">
            <text:p>20701709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eimy.gonzalez.lopez@gmail.com</text:p>
          </table:table-cell>
          <table:table-cell office:value-type="float" office:value="8.00">
            <text:p>8.00</text:p>
          </table:table-cell>
          <table:table-cell office:value-type="float" office:value="15.00">
            <text:p>15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5.00">
            <text:p>15.00</text:p>
          </table:table-cell>
          <table:table-cell office:value-type="float" office:value="40.00">
            <text:p>40.00</text:p>
          </table:table-cell>
          <table:table-cell office:value-type="float" office:value="98.00">
            <text:p>98.00</text:p>
          </table:table-cell>
          <table:table-cell office:value-type="string">
            <text:p>1718221450</text:p>
          </table:table-cell>
        </table:table-row>
        <table:table-row>
          <table:table-cell office:value-type="string">
            <text:p>ARMANDO JOSUÉ</text:p>
          </table:table-cell>
          <table:table-cell office:value-type="string">
            <text:p>HERRERA MONROY</text:p>
          </table:table-cell>
          <table:table-cell office:value-type="string">
            <text:p>36003262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mandojosue365@gmail.com</text:p>
          </table:table-cell>
          <table:table-cell office:value-type="float" office:value="10.00">
            <text:p>10.00</text:p>
          </table:table-cell>
          <table:table-cell office:value-type="float" office:value="15.00">
            <text:p>15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3.75">
            <text:p>13.75</text:p>
          </table:table-cell>
          <table:table-cell office:value-type="string">
            <text:p>-</text:p>
          </table:table-cell>
          <table:table-cell office:value-type="float" office:value="58.75">
            <text:p>58.75</text:p>
          </table:table-cell>
          <table:table-cell office:value-type="string">
            <text:p>1718221450</text:p>
          </table:table-cell>
        </table:table-row>
        <table:table-row>
          <table:table-cell office:value-type="string">
            <text:p>OBED ISAI</text:p>
          </table:table-cell>
          <table:table-cell office:value-type="string">
            <text:p>LORENZO VICENTE</text:p>
          </table:table-cell>
          <table:table-cell office:value-type="string">
            <text:p>37254354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bedisai1233@gmail.com</text:p>
          </table:table-cell>
          <table:table-cell office:value-type="float" office:value="9.00">
            <text:p>9.00</text:p>
          </table:table-cell>
          <table:table-cell office:value-type="float" office:value="11.00">
            <text:p>11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5.00">
            <text:p>15.00</text:p>
          </table:table-cell>
          <table:table-cell office:value-type="float" office:value="32.00">
            <text:p>32.00</text:p>
          </table:table-cell>
          <table:table-cell office:value-type="float" office:value="87.00">
            <text:p>87.00</text:p>
          </table:table-cell>
          <table:table-cell office:value-type="string">
            <text:p>1718221450</text:p>
          </table:table-cell>
        </table:table-row>
        <table:table-row>
          <table:table-cell office:value-type="string">
            <text:p>HÃ©CTOR ALEXANDER</text:p>
          </table:table-cell>
          <table:table-cell office:value-type="string">
            <text:p>LÃ³PEZ TZUL</text:p>
          </table:table-cell>
          <table:table-cell office:value-type="string">
            <text:p>35939193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xlopeztzul@gmail.com</text:p>
          </table:table-cell>
          <table:table-cell office:value-type="float" office:value="10.00">
            <text:p>10.00</text:p>
          </table:table-cell>
          <table:table-cell office:value-type="float" office:value="12.00">
            <text:p>12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3.75">
            <text:p>13.75</text:p>
          </table:table-cell>
          <table:table-cell office:value-type="float" office:value="39.00">
            <text:p>39.00</text:p>
          </table:table-cell>
          <table:table-cell office:value-type="float" office:value="93.75">
            <text:p>93.75</text:p>
          </table:table-cell>
          <table:table-cell office:value-type="string">
            <text:p>1718221450</text:p>
          </table:table-cell>
        </table:table-row>
        <table:table-row>
          <table:table-cell office:value-type="string">
            <text:p>JARETH EMANUEL</text:p>
          </table:table-cell>
          <table:table-cell office:value-type="string">
            <text:p>ROSALES VILLEDA</text:p>
          </table:table-cell>
          <table:table-cell office:value-type="string">
            <text:p>37682746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retherj2001@gmail.com</text:p>
          </table:table-cell>
          <table:table-cell office:value-type="float" office:value="8.00">
            <text:p>8.00</text:p>
          </table:table-cell>
          <table:table-cell office:value-type="float" office:value="12.00">
            <text:p>12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3.75">
            <text:p>13.75</text:p>
          </table:table-cell>
          <table:table-cell office:value-type="float" office:value="38.00">
            <text:p>38.00</text:p>
          </table:table-cell>
          <table:table-cell office:value-type="float" office:value="89.75">
            <text:p>89.75</text:p>
          </table:table-cell>
          <table:table-cell office:value-type="string">
            <text:p>1718221450</text:p>
          </table:table-cell>
        </table:table-row>
        <table:table-row>
          <table:table-cell office:value-type="string">
            <text:p>NATTALIA IVANOVA</text:p>
          </table:table-cell>
          <table:table-cell office:value-type="string">
            <text:p>SANDOVAL TARACENA</text:p>
          </table:table-cell>
          <table:table-cell office:value-type="string">
            <text:p>37797476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.8nattalia@gmail.com</text:p>
          </table:table-cell>
          <table:table-cell office:value-type="float" office:value="8.00">
            <text:p>8.00</text:p>
          </table:table-cell>
          <table:table-cell office:value-type="float" office:value="12.00">
            <text:p>12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12.50">
            <text:p>12.50</text:p>
          </table:table-cell>
          <table:table-cell office:value-type="float" office:value="37.00">
            <text:p>37.00</text:p>
          </table:table-cell>
          <table:table-cell office:value-type="float" office:value="85.50">
            <text:p>85.50</text:p>
          </table:table-cell>
          <table:table-cell office:value-type="string">
            <text:p>1718221450</text:p>
          </table:table-cell>
        </table:table-row>
        <table:table-row>
          <table:table-cell office:value-type="string">
            <text:p>Jessica Esmeralda</text:p>
          </table:table-cell>
          <table:table-cell office:value-type="string">
            <text:p>Vasquez Momotic</text:p>
          </table:table-cell>
          <table:table-cell office:value-type="string">
            <text:p>35262879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ekaavasquez97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82214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0.3 (Build: 20220822)</meta:generator>
    <meta:initial-creator>José Daniel Velásquez Orozco</meta:initial-creator>
    <meta:creation-date>2024-06-12T13:44:10</meta:creation-date>
    <meta:document-statistic meta:table-count="1" meta:cell-count="0" meta:object-count="0"/>
  </office:meta>
</office:document-meta>
</file>